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87de" officeooo:paragraph-rsid="003087de"/>
    </style:style>
    <style:style style:name="P2" style:family="paragraph" style:parent-style-name="Heading_20_3">
      <style:paragraph-properties fo:margin-top="0.499cm" fo:margin-bottom="0.25cm" loext:contextual-spacing="false"/>
    </style:style>
    <style:style style:name="P3" style:family="paragraph" style:parent-style-name="Heading_20_3">
      <style:paragraph-properties fo:margin-top="5.001cm" fo:margin-bottom="0.25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3087de" officeooo:paragraph-rsid="003087de"/>
    </style:style>
    <style:style style:name="T1" style:family="text">
      <style:text-properties officeooo:rsid="003087de"/>
    </style:style>
    <style:style style:name="T2" style:family="text">
      <style:text-properties officeooo:rsid="00316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loop John B</text:h>
      <text:p text:style-name="Heading_20_2">(<text:span text:style-name="T1">The Beach Boys</text:span>)</text:p>
      <text:p text:style-name="P1">Capo <text:span text:style-name="T2">4</text:span></text:p>
      <text:p text:style-name="Heading_20_3">[VERSE 1]</text:p>
      <text:p text:style-name="Text_20_body"><text:s text:c="3"/>G</text:p>
      <text:p text:style-name="Text_20_body">We come on the sloop John B</text:p>
      <text:p text:style-name="Text_20_body"/>
      <text:p text:style-name="Text_20_body">My grandfather and me</text:p>
      <text:p text:style-name="Text_20_body"><text:s text:c="26"/>D</text:p>
      <text:p text:style-name="Text_20_body">Around Nassau town we did roam</text:p>
      <text:p text:style-name="Text_20_body"><text:s text:c="13"/>G <text:s text:c="4"/>G7</text:p>
      <text:p text:style-name="Text_20_body">Drinking all night</text:p>
      <text:p text:style-name="Text_20_body"><text:s text:c="11"/>C <text:s text:c="3"/>Am</text:p>
      <text:p text:style-name="Text_20_body">Got into a fight</text:p>
      <text:p text:style-name="Text_20_body"><text:s text:c="7"/>G</text:p>
      <text:p text:style-name="Text_20_body">Well I feel so broke up</text:p>
      <text:p text:style-name="Text_20_body">D <text:s text:c="11"/>G</text:p>
      <text:p text:style-name="Text_20_body">I want to go home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  <text:p text:style-name="P2"><text:soft-page-break/>[VERSE 2]</text:p>
      <text:p text:style-name="Text_20_body"><text:s text:c="4"/>G</text:p>
      <text:p text:style-name="Text_20_body">The first mate he got drunk</text:p>
      <text:p text:style-name="Text_20_body"/>
      <text:p text:style-name="Text_20_body">And broke in the capn’s trunk</text:p>
      <text:p text:style-name="Text_20_body"><text:s text:c="40"/>D</text:p>
      <text:p text:style-name="Text_20_body">The constable had to come and take him away</text:p>
      <text:p text:style-name="Text_20_body"><text:s text:c="13"/>G <text:s text:c="3"/>G7</text:p>
      <text:p text:style-name="Text_20_body">Sheriff John Stone</text:p>
      <text:p text:style-name="Text_20_body"><text:s text:c="24"/>C <text:s text:c="9"/>Am</text:p>
      <text:p text:style-name="Text_20_body">Why don’t you leave me alone, yeah yeah</text:p>
      <text:p text:style-name="Text_20_body"><text:s text:c="7"/>G <text:s text:c="17"/>D <text:s text:c="7"/>G</text:p>
      <text:p text:style-name="Text_20_body">Well I feel so broke up I wanna go home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  <text:p text:style-name="P3"><text:soft-page-break/>[VERSE 3]</text:p>
      <text:p text:style-name="Text_20_body"><text:s text:c="4"/>G</text:p>
      <text:p text:style-name="Text_20_body">The poor cook he caught the fits</text:p>
      <text:p text:style-name="Text_20_body"/>
      <text:p text:style-name="Text_20_body">And threw away all my grits</text:p>
      <text:p text:style-name="Text_20_body"><text:s text:c="41"/>D</text:p>
      <text:p text:style-name="Text_20_body">And then he took and he ate up all of my corn</text:p>
      <text:p text:style-name="Text_20_body"><text:s text:c="10"/>G <text:s text:c="2"/>G7</text:p>
      <text:p text:style-name="Text_20_body">Let me go home</text:p>
      <text:p text:style-name="Text_20_body"><text:s text:c="25"/>C <text:s text:c="3"/>Am</text:p>
      <text:p text:style-name="Text_20_body">Why don’t they let me go home</text:p>
      <text:p text:style-name="Text_20_body"><text:s text:c="5"/>G <text:s text:c="16"/>D <text:s text:c="13"/>G</text:p>
      <text:p text:style-name="Text_20_body">This is the worst trip I’ve ever been on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M38S</meta:editing-duration>
    <meta:editing-cycles>34</meta:editing-cycles>
    <meta:generator>LibreOffice/5.2.7.2$Linux_X86_64 LibreOffice_project/20m0$Build-2</meta:generator>
    <dc:title>Lyrics + Chords</dc:title>
    <dc:date>2018-03-27T17:58:44.591843481</dc:date>
    <meta:print-date>2017-04-03T12:23:29.985893000</meta:print-date>
    <meta:document-statistic meta:table-count="0" meta:image-count="0" meta:object-count="0" meta:page-count="3" meta:paragraph-count="80" meta:word-count="316" meta:character-count="1749" meta:non-whitespace-character-count="9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